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04c1" officeooo:paragraph-rsid="001404c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04c1" officeooo:paragraph-rsid="001533a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404c1" officeooo:paragraph-rsid="0016737f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404c1" officeooo:paragraph-rsid="0017e32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404c1" officeooo:paragraph-rsid="00191c0e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04c1" officeooo:paragraph-rsid="001abb1f" style:font-size-asian="14pt" style:font-weight-asian="bold" style:font-size-complex="16pt" style:font-weight-complex="bold"/>
    </style:style>
    <style:style style:name="T1" style:family="text">
      <style:text-properties officeooo:rsid="001404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<text:span text:style-name="T1">Youth Baseball Schedule 2021</text:span> <text:s text:c="14"/></text:p>
      <text:p text:style-name="P1"/>
      <text:p text:style-name="P2">Opening Ceremonies <text:tab/>Baseball Field<text:tab/><text:tab/>05/01/2021<text:tab/>08:00am <text:s text:c="9"/></text:p>
      <text:p text:style-name="P2"/>
      <text:p text:style-name="P2">Team A vs Team B<text:tab/><text:tab/>Baseball Field <text:tab/><text:tab/>05/03/2021 <text:tab/>05:00pm</text:p>
      <text:p text:style-name="P2">Team E vs Team F <text:tab/><text:tab/>Softball Field<text:tab/><text:tab/>05/03/2021<text:tab/>06:00pm</text:p>
      <text:p text:style-name="P2"/>
      <text:p text:style-name="P2">Team C vs Team D<text:tab/><text:tab/>Baseball Field<text:tab/><text:tab/>05/05/2021<text:tab/>05:00pm</text:p>
      <text:p text:style-name="P2"/>
      <text:p text:style-name="P2">Team C vs Team D<text:tab/><text:tab/>Baseball Field<text:tab/><text:tab/>05/07/2021<text:tab/>05:00pm</text:p>
      <text:p text:style-name="P2">Team E vs Team F<text:tab/><text:tab/>Softball Field<text:tab/><text:tab/>05/07/2021<text:tab/>06:00pm</text:p>
      <text:p text:style-name="P2"/>
      <text:p text:style-name="P2">Team A vs Team B<text:tab/><text:tab/>Baseball Field<text:tab/><text:tab/>05/10/2021<text:tab/>05:00pm</text:p>
      <text:p text:style-name="P2">Team E vs Team F<text:tab/><text:tab/>Softball Field<text:tab/><text:tab/>05/10/2021<text:tab/>06:00pm</text:p>
      <text:p text:style-name="P2"/>
      <text:p text:style-name="P2">Team C vs Team D<text:tab/><text:tab/>Baseball Field<text:tab/><text:tab/>05/12/2021<text:tab/>05:00pm</text:p>
      <text:p text:style-name="P2"/>
      <text:p text:style-name="P2">Team C vs Team D<text:tab/><text:tab/>Baseball Field<text:tab/><text:tab/>05/14/2021<text:tab/>05:00pm</text:p>
      <text:p text:style-name="P2">Team E vs Team F<text:tab/><text:tab/>Softball Field<text:tab/><text:tab/>05/14/2021 <text:s/><text:tab/>06:00pm</text:p>
      <text:p text:style-name="P2"/>
      <text:p text:style-name="P3">Team A vs Team B<text:tab/><text:tab/>Baseball Field <text:tab/><text:tab/>05/17/2021<text:tab/>05:00pm</text:p>
      <text:p text:style-name="P3">Team E vs Team F <text:tab/><text:tab/>Softball Field<text:tab/><text:tab/>05/17/2021<text:tab/>06:00pm</text:p>
      <text:p text:style-name="P2"/>
      <text:p text:style-name="P3">Team C vs Team D<text:tab/><text:tab/>Baseball Field<text:tab/><text:tab/>05/19/2021 <text:tab/>05:00pm</text:p>
      <text:p text:style-name="P2"/>
      <text:p text:style-name="P3">Team C vs Team D<text:tab/><text:tab/>Baseball Field<text:tab/><text:tab/>05/21/2021<text:tab/>05:00pm</text:p>
      <text:p text:style-name="P3">Team E vs Team F<text:tab/><text:tab/>Softball Field<text:tab/><text:tab/>05/21/2021<text:tab/>06:00pm</text:p>
      <text:p text:style-name="P3"/>
      <text:p text:style-name="P3">Team A vs Team B<text:tab/><text:tab/>Baseball Field <text:tab/><text:tab/>05/24/2021<text:tab/>05:00pm</text:p>
      <text:p text:style-name="P3">Team E vs Team F <text:tab/><text:tab/>Softball Field<text:tab/><text:tab/>05/24/2021<text:tab/>06:00pm</text:p>
      <text:p text:style-name="P3"/>
      <text:p text:style-name="P3">Team C vs Team D<text:tab/><text:tab/>Baseball Field<text:tab/><text:tab/>05/26/2021<text:tab/>05:00pm</text:p>
      <text:p text:style-name="P2"/>
      <text:p text:style-name="P3">Team C vs Team D<text:tab/><text:tab/>Baseball Field<text:tab/><text:tab/>05/28/2021<text:tab/>05:00pm</text:p>
      <text:p text:style-name="P3">Team E vs Team F<text:tab/><text:tab/>Softball Field<text:tab/><text:tab/>05/28/2021<text:tab/>06:00pm</text:p>
      <text:p text:style-name="P3"/>
      <text:p text:style-name="P3"><text:soft-page-break/>Team A vs Team B<text:tab/><text:tab/>Baseball Field <text:tab/><text:tab/>05/31/2021<text:tab/>05:00pm</text:p>
      <text:p text:style-name="P3">Team E vs Team F <text:tab/><text:tab/>Softball Field<text:tab/><text:tab/>05/31/2021<text:tab/>06:00pm</text:p>
      <text:p text:style-name="P3"/>
      <text:p text:style-name="P3">Team C vs Team D<text:tab/><text:tab/>Baseball Field<text:tab/><text:tab/>06/02/2021<text:tab/>05:00pm</text:p>
      <text:p text:style-name="P3"/>
      <text:p text:style-name="P3">Team C vs Team D<text:tab/><text:tab/>Baseball Field<text:tab/><text:tab/>06/04/2021<text:tab/>05:00pm</text:p>
      <text:p text:style-name="P3">Team E vs Team F<text:tab/><text:tab/>Softball Field<text:tab/><text:tab/>06/04/2021<text:tab/>06:00pm</text:p>
      <text:p text:style-name="P3"/>
      <text:p text:style-name="P3">Team A vs Team B<text:tab/><text:tab/>Baseball Field <text:tab/><text:tab/>06/07/2021<text:tab/>05:00pm</text:p>
      <text:p text:style-name="P3">Team E vs Team F <text:tab/><text:tab/>Softball Field<text:tab/><text:tab/>06/07/2021<text:tab/>06:00pm</text:p>
      <text:p text:style-name="P3"/>
      <text:p text:style-name="P4">Team C vs Team D<text:tab/><text:tab/>Baseball Field<text:tab/><text:tab/>06/09/2021<text:tab/>05:00pm</text:p>
      <text:p text:style-name="P4"/>
      <text:p text:style-name="P4">Team C vs Team D<text:tab/><text:tab/>Baseball Field<text:tab/><text:tab/>06/11/2021<text:tab/>05:00pm</text:p>
      <text:p text:style-name="P4">Team E vs Team F<text:tab/><text:tab/>Softball Field<text:tab/><text:tab/>06/11/2021<text:tab/>06:00pm</text:p>
      <text:p text:style-name="P4"/>
      <text:p text:style-name="P4">Team A vs Team B<text:tab/><text:tab/>Baseball Field <text:tab/><text:tab/>06/14/2021<text:tab/>05:00pm</text:p>
      <text:p text:style-name="P4">Team E vs Team F <text:tab/><text:tab/>Softball Field<text:tab/><text:tab/>06/14/2021<text:tab/>06:00pm</text:p>
      <text:p text:style-name="P4"/>
      <text:p text:style-name="P4">Team C vs Team D<text:tab/><text:tab/>Baseball Field<text:tab/><text:tab/>06/16/2021<text:tab/>05:00pm</text:p>
      <text:p text:style-name="P4"/>
      <text:p text:style-name="P4">Team C vs Team D<text:tab/><text:tab/>Baseball Field<text:tab/><text:tab/>06/18/2021<text:tab/>05:00pm</text:p>
      <text:p text:style-name="P4">Team E vs Team F<text:tab/><text:tab/>Softball Field<text:tab/><text:tab/>06/18/2021<text:tab/>06:00pm</text:p>
      <text:p text:style-name="P4"/>
      <text:p text:style-name="P4">Team A vs Team B<text:tab/><text:tab/>Baseball Field <text:tab/><text:tab/>06/21/2021<text:tab/>05:00pm</text:p>
      <text:p text:style-name="P4">Team E vs Team F <text:tab/><text:tab/>Softball Field<text:tab/><text:tab/>06/21/2021<text:tab/>06:00pm</text:p>
      <text:p text:style-name="P4"/>
      <text:p text:style-name="P4">Team C vs Team D<text:tab/><text:tab/>Baseball Field<text:tab/><text:tab/>06/23/2021<text:tab/>05:00pm</text:p>
      <text:p text:style-name="P4"/>
      <text:p text:style-name="P4">Team C vs Team D<text:tab/><text:tab/>Baseball Field<text:tab/><text:tab/>06/25/2021<text:tab/>05:00pm</text:p>
      <text:p text:style-name="P4">Team E vs Team F<text:tab/><text:tab/>Softball Field<text:tab/><text:tab/>06/25/2021<text:tab/>06:00pm</text:p>
      <text:p text:style-name="P4"/>
      <text:p text:style-name="P4">Team A vs Team B<text:tab/><text:tab/>Baseball Field <text:tab/><text:tab/>06/28/2021<text:tab/>05:00pm</text:p>
      <text:p text:style-name="P4">Team E vs Team F <text:tab/><text:tab/>Softball Field<text:tab/><text:tab/>06/28/2021<text:tab/>06:00pm</text:p>
      <text:p text:style-name="P4"/>
      <text:p text:style-name="P4">Team C vs Team D<text:tab/><text:tab/>Baseball Field<text:tab/><text:tab/>06/30/2021<text:tab/>05:00pm</text:p>
      <text:p text:style-name="P4"><text:soft-page-break/>Team C vs Team D<text:tab/><text:tab/>Baseball Field<text:tab/><text:tab/>07/02/2021<text:tab/>05:00pm</text:p>
      <text:p text:style-name="P4">Team E vs Team F<text:tab/><text:tab/>Softball Field<text:tab/><text:tab/>07/02/2021<text:tab/>06:00pm</text:p>
      <text:p text:style-name="P4"/>
      <text:p text:style-name="P4">Team A vs Team B<text:tab/><text:tab/>Baseball Field <text:tab/><text:tab/>07/05/2021<text:tab/>05:00pm</text:p>
      <text:p text:style-name="P4">Team E vs Team F <text:tab/><text:tab/>Softball Field<text:tab/><text:tab/>07/05/2021<text:tab/>06:00pm</text:p>
      <text:p text:style-name="P4"/>
      <text:p text:style-name="P4">Team C vs Team D<text:tab/><text:tab/>Baseball Field<text:tab/><text:tab/>07/07/2021<text:tab/>05:00pm</text:p>
      <text:p text:style-name="P4"/>
      <text:p text:style-name="P4">Team C vs Team D<text:tab/><text:tab/>Baseball Field<text:tab/><text:tab/>07/09/2021<text:tab/>05:00pm</text:p>
      <text:p text:style-name="P4">Team E vs Team F<text:tab/><text:tab/>Softball Field<text:tab/><text:tab/>07/09/2021<text:tab/>06:00pm</text:p>
      <text:p text:style-name="P4"/>
      <text:p text:style-name="P4">Team A vs Team B<text:tab/><text:tab/>Baseball Field <text:tab/><text:tab/>07/12/2021<text:tab/>05:00pm</text:p>
      <text:p text:style-name="P4">Team E vs Team F <text:tab/><text:tab/>Softball Field<text:tab/><text:tab/>07/12/2021<text:tab/>06:00pm</text:p>
      <text:p text:style-name="P4"/>
      <text:p text:style-name="P4">Team C vs Team D<text:tab/><text:tab/>Baseball Field<text:tab/><text:tab/>07/14/2021<text:tab/>05:00pm</text:p>
      <text:p text:style-name="P4"/>
      <text:p text:style-name="P4">Team C vs Team D<text:tab/><text:tab/>Baseball Field<text:tab/><text:tab/>07/16/2021<text:tab/>05:00pm</text:p>
      <text:p text:style-name="P4">Team E vs Team F<text:tab/><text:tab/>Softball Field<text:tab/><text:tab/>07/16/2021<text:tab/>06:00pm</text:p>
      <text:p text:style-name="P4"/>
      <text:p text:style-name="P4">Team A vs Team B<text:tab/><text:tab/>Baseball Field <text:tab/><text:tab/>07/19/2021 <text:s/><text:tab/>05:00pm</text:p>
      <text:p text:style-name="P4">Team E vs Team F <text:tab/><text:tab/>Softball Field<text:tab/><text:tab/>07/19/2021<text:tab/>06:00pm</text:p>
      <text:p text:style-name="P4"/>
      <text:p text:style-name="P4">Team C vs Team D<text:tab/><text:tab/>Baseball Field<text:tab/><text:tab/>07/21/2021<text:tab/>05:00pm</text:p>
      <text:p text:style-name="P4"/>
      <text:p text:style-name="P5">Team C vs Team D<text:tab/><text:tab/>Baseball Field<text:tab/><text:tab/>07/23/2021<text:tab/>05:00pm</text:p>
      <text:p text:style-name="P5">Team E vs Team F<text:tab/><text:tab/>Softball Field<text:tab/><text:tab/>07/23/2021<text:tab/>06:00pm</text:p>
      <text:p text:style-name="P5"/>
      <text:p text:style-name="P5">Team A vs Team B<text:tab/><text:tab/>Baseball Field <text:tab/><text:tab/>07/26/2021<text:tab/>05:00pm</text:p>
      <text:p text:style-name="P5">Team E vs Team F <text:tab/><text:tab/>Softball Field<text:tab/><text:tab/>07/26/2021<text:tab/>06:00pm</text:p>
      <text:p text:style-name="P5"/>
      <text:p text:style-name="P5">Team C vs Team D<text:tab/><text:tab/>Baseball Field<text:tab/><text:tab/>07/28/2021<text:tab/>05:00pm</text:p>
      <text:p text:style-name="P5"/>
      <text:p text:style-name="P5">Team C vs Team D<text:tab/><text:tab/>Baseball Field<text:tab/><text:tab/>07/30/2021<text:tab/>05:00pm</text:p>
      <text:p text:style-name="P5">Team E vs Team F<text:tab/><text:tab/>Softball Field<text:tab/><text:tab/>07/30/2021<text:tab/>06:00pm</text:p>
      <text:p text:style-name="P5"/>
      <text:p text:style-name="P5"/>
      <text:p text:style-name="P5"><text:soft-page-break/>Team A vs Team B<text:tab/><text:tab/>Baseball Field <text:tab/><text:tab/>08/02/2021<text:tab/>05:00pm</text:p>
      <text:p text:style-name="P5">Team E vs Team F <text:tab/><text:tab/>Softball Field<text:tab/><text:tab/>08/02/2021<text:tab/>06:00pm</text:p>
      <text:p text:style-name="P5"/>
      <text:p text:style-name="P5">Team C vs Team D<text:tab/><text:tab/>Baseball Field<text:tab/><text:tab/>08/04/2021<text:tab/>05:00pm</text:p>
      <text:p text:style-name="P5"/>
      <text:p text:style-name="P5">Team C vs Team D<text:tab/><text:tab/>Baseball Field<text:tab/><text:tab/>08/06/2021<text:tab/>05:00pm</text:p>
      <text:p text:style-name="P5">Team E vs Team F<text:tab/><text:tab/>Softball Field<text:tab/><text:tab/>08/06/2021<text:tab/>06:00pm</text:p>
      <text:p text:style-name="P5"/>
      <text:p text:style-name="P5">Team A vs Team B<text:tab/><text:tab/>Baseball Field <text:tab/><text:tab/>08/09/2021<text:tab/>05:00pm</text:p>
      <text:p text:style-name="P5">Team E vs Team F <text:tab/><text:tab/>Softball Field<text:tab/><text:tab/>08/09/2021<text:tab/>06:00pm</text:p>
      <text:p text:style-name="P5"/>
      <text:p text:style-name="P5">Team C vs Team D<text:tab/><text:tab/>Baseball Field<text:tab/><text:tab/>08/11/2021<text:tab/>05:00pm</text:p>
      <text:p text:style-name="P5"/>
      <text:p text:style-name="P5">Team C vs Team D<text:tab/><text:tab/>Baseball Field<text:tab/><text:tab/>08/13/2021<text:tab/>05:00pm</text:p>
      <text:p text:style-name="P5">Team E vs Team F<text:tab/><text:tab/>Softball Field<text:tab/><text:tab/>08/13/2021<text:tab/>06:00pm</text:p>
      <text:p text:style-name="P5"/>
      <text:p text:style-name="P5">Team A vs Team B<text:tab/><text:tab/>Baseball Field <text:tab/><text:tab/>08/16/2021<text:tab/>05:00pm</text:p>
      <text:p text:style-name="P5">Team E vs Team F <text:tab/><text:tab/>Softball Field<text:tab/><text:tab/>08/16/2021<text:tab/>06:00pm</text:p>
      <text:p text:style-name="P5"/>
      <text:p text:style-name="P5">Team C vs Team D<text:tab/><text:tab/>Baseball Field<text:tab/><text:tab/>08/18/2021<text:tab/>05:00pm</text:p>
      <text:p text:style-name="P5"/>
      <text:p text:style-name="P5">Team C vs Team D<text:tab/><text:tab/>Baseball Field<text:tab/><text:tab/>08/20/2021<text:tab/>05:00pm</text:p>
      <text:p text:style-name="P5">Team E vs Team F<text:tab/><text:tab/>Softball Field<text:tab/><text:tab/>08/20/2021<text:tab/>06:00pm</text:p>
      <text:p text:style-name="P5"/>
      <text:p text:style-name="P5">Team A vs Team B<text:tab/><text:tab/>Baseball Field <text:tab/><text:tab/>08/23/2021<text:tab/>05:00pm</text:p>
      <text:p text:style-name="P5">Team E vs Team F <text:tab/><text:tab/>Softball Field<text:tab/><text:tab/>08/23/2021<text:tab/>06:00pm</text:p>
      <text:p text:style-name="P5"/>
      <text:p text:style-name="P5">Team C vs Team D<text:tab/><text:tab/>Baseball Field<text:tab/><text:tab/>08/25/2021<text:tab/>05:00pm</text:p>
      <text:p text:style-name="P5"/>
      <text:p text:style-name="P5">Team C vs Team D<text:tab/><text:tab/>Baseball Field<text:tab/><text:tab/>08/27/2021<text:tab/>05:00pm</text:p>
      <text:p text:style-name="P5">Team E vs Team F<text:tab/><text:tab/>Softball Field<text:tab/><text:tab/>08/27/2021<text:tab/>06:00pm</text:p>
      <text:p text:style-name="P4"/>
      <text:p text:style-name="P6">Team A vs Team B<text:tab/><text:tab/>Baseball Field <text:tab/><text:tab/>08/30/2021<text:tab/>05:00pm</text:p>
      <text:p text:style-name="P6">Team E vs Team F <text:tab/><text:tab/>Softball Field<text:tab/><text:tab/>08/30/2021<text:tab/>06:00pm</text:p>
      <text:p text:style-name="P6"/>
      <text:p text:style-name="P6">Team C vs Team D<text:tab/><text:tab/>Baseball Field<text:tab/><text:tab/>09/01/2021<text:tab/>05:00pm</text:p>
      <text:p text:style-name="P6"><text:soft-page-break/></text:p>
      <text:p text:style-name="P6">Team C vs Team D<text:tab/><text:tab/>Baseball Field<text:tab/><text:tab/>09/03/2021<text:tab/>05:00pm</text:p>
      <text:p text:style-name="P6">Team E vs Team F<text:tab/><text:tab/>Softball Field<text:tab/><text:tab/>09/03/2021<text:tab/>06:00pm</text:p>
      <text:p text:style-name="P6"/>
      <text:p text:style-name="P6">Team A vs Team B<text:tab/><text:tab/>Baseball Field <text:tab/><text:tab/>09/06/2021<text:tab/>05:00pm</text:p>
      <text:p text:style-name="P6">Team E vs Team F <text:tab/><text:tab/>Softball Field<text:tab/><text:tab/>09/06/2021<text:tab/>06:00pm</text:p>
      <text:p text:style-name="P6"/>
      <text:p text:style-name="P6">Team C vs Team D<text:tab/><text:tab/>Baseball Field<text:tab/><text:tab/>09/08/2021<text:tab/>05:00pm</text:p>
      <text:p text:style-name="P6"/>
      <text:p text:style-name="P6">Team C vs Team D<text:tab/><text:tab/>Baseball Field<text:tab/><text:tab/>09/08/2021<text:tab/>05:00pm</text:p>
      <text:p text:style-name="P6">Team E vs Team F<text:tab/><text:tab/>Softball Field<text:tab/><text:tab/>09/08/2021<text:tab/>06:00pm</text:p>
      <text:p text:style-name="P6"/>
      <text:p text:style-name="P6">Team A vs Team B<text:tab/><text:tab/>Baseball Field <text:tab/><text:tab/>09/10/2021<text:tab/>05:00pm</text:p>
      <text:p text:style-name="P6">Team E vs Team F <text:tab/><text:tab/>Softball Field<text:tab/><text:tab/>09/10/2021<text:tab/>06:00pm</text:p>
      <text:p text:style-name="P6"/>
      <text:p text:style-name="P6">Team C vs Team D<text:tab/><text:tab/>Baseball Field<text:tab/><text:tab/>09/13/2021<text:tab/>05:00pm</text:p>
      <text:p text:style-name="P6"/>
      <text:p text:style-name="P6">Team C vs Team D<text:tab/><text:tab/>Baseball Field<text:tab/><text:tab/>09/15/2021<text:tab/>05:00pm</text:p>
      <text:p text:style-name="P6">Team E vs Team F<text:tab/><text:tab/>Softball Field<text:tab/><text:tab/>09/15/2021<text:tab/>06:00pm</text:p>
      <text:p text:style-name="P6"/>
      <text:p text:style-name="P6">Team A vs Team B<text:tab/><text:tab/>Baseball Field <text:tab/><text:tab/>09/17/2021<text:tab/>05:00pm</text:p>
      <text:p text:style-name="P6">Team E vs Team F <text:tab/><text:tab/>Softball Field<text:tab/><text:tab/>09/17/2021<text:tab/>06:00pm</text:p>
      <text:p text:style-name="P6"/>
      <text:p text:style-name="P6">Team C vs Team D<text:tab/><text:tab/>Baseball Field<text:tab/><text:tab/>09/20/2021<text:tab/>05:00pm</text:p>
      <text:p text:style-name="P6"/>
      <text:p text:style-name="P6">Team C vs Team D<text:tab/><text:tab/>Baseball Field<text:tab/><text:tab/>09/22/2021<text:tab/>05:00pm</text:p>
      <text:p text:style-name="P6">Team E vs Team F<text:tab/><text:tab/>Softball Field<text:tab/><text:tab/>09/22/2021<text:tab/>06:00pm</text:p>
      <text:p text:style-name="P6"/>
      <text:p text:style-name="P7">Team A vs Team B<text:tab/><text:tab/>Baseball Field <text:tab/><text:tab/>09/24/2021<text:tab/>05:00pm</text:p>
      <text:p text:style-name="P7">Team E vs Team F <text:tab/><text:tab/>Softball Field<text:tab/><text:tab/>09/24/2021<text:tab/>06:00pm</text:p>
      <text:p text:style-name="P7"/>
      <text:p text:style-name="P7">Team C vs Team D<text:tab/><text:tab/>Baseball Field<text:tab/><text:tab/>09/27/2021<text:tab/>05:00pm</text:p>
      <text:p text:style-name="P7"/>
      <text:p text:style-name="P7">Team C vs Team D<text:tab/><text:tab/>Baseball Field<text:tab/><text:tab/>09/29/2021<text:tab/>05:00pm</text:p>
      <text:p text:style-name="P7">Team E vs Team F<text:tab/><text:tab/>Softball Field<text:tab/><text:tab/>09/29/2021<text:tab/>06:00pm</text:p>
      <text:p text:style-name="P7"/>
      <text:p text:style-name="P7"><text:soft-page-break/>Team A vs Team B<text:tab/><text:tab/>Baseball Field <text:tab/><text:tab/>10/01/2021<text:tab/>05:00pm</text:p>
      <text:p text:style-name="P7">Team E vs Team F <text:tab/><text:tab/>Softball Field<text:tab/><text:tab/>10/01/2021<text:tab/>06:00pm</text:p>
      <text:p text:style-name="P7"/>
      <text:p text:style-name="P7">Team C vs Team D<text:tab/><text:tab/>Baseball Field<text:tab/><text:tab/>10/04/2021<text:tab/>05:00pm</text:p>
      <text:p text:style-name="P7"/>
      <text:p text:style-name="P7">Team C vs Team D<text:tab/><text:tab/>Baseball Field<text:tab/><text:tab/>10/06/2021<text:tab/>05:00pm</text:p>
      <text:p text:style-name="P7">Team E vs Team F<text:tab/><text:tab/>Softball Field<text:tab/><text:tab/>10/06/2021<text:tab/>06:00pm</text:p>
      <text:p text:style-name="P7"/>
      <text:p text:style-name="P7">Team A vs Team B<text:tab/><text:tab/>Baseball Field <text:tab/><text:tab/>10/08/2021<text:tab/>05:00pm</text:p>
      <text:p text:style-name="P7">Team E vs Team F <text:tab/><text:tab/>Softball Field<text:tab/><text:tab/>10/08/2021<text:tab/>06:00pm</text:p>
      <text:p text:style-name="P7"/>
      <text:p text:style-name="P7">Team C vs Team D<text:tab/><text:tab/>Baseball Field<text:tab/><text:tab/>10/11/2021<text:tab/>05:00pm</text:p>
      <text:p text:style-name="P7"/>
      <text:p text:style-name="P7">Team C vs Team D<text:tab/><text:tab/>Baseball Field<text:tab/><text:tab/>10/13/2021<text:tab/>05:00pm</text:p>
      <text:p text:style-name="P7">Team E vs Team F<text:tab/><text:tab/>Softball Field<text:tab/><text:tab/>10/13/2021<text:tab/>06:00pm</text:p>
      <text:p text:style-name="P7"/>
      <text:p text:style-name="P7">Team A vs Team B<text:tab/><text:tab/>Baseball Field <text:tab/><text:tab/>10/15/2021<text:tab/>05:00pm</text:p>
      <text:p text:style-name="P7">Team E vs Team F <text:tab/><text:tab/>Softball Field<text:tab/><text:tab/>10/15/2021<text:tab/>06:00pm</text:p>
      <text:p text:style-name="P7"/>
      <text:p text:style-name="P7">Team C vs Team D<text:tab/><text:tab/>Baseball Field<text:tab/><text:tab/>10/18/2021<text:tab/>05:00pm</text:p>
      <text:p text:style-name="P7"/>
      <text:p text:style-name="P7">Team C vs Team D<text:tab/><text:tab/>Baseball Field<text:tab/><text:tab/>10/20/2021<text:tab/>05:00pm</text:p>
      <text:p text:style-name="P7">Team E vs Team F<text:tab/><text:tab/>Softball Field<text:tab/><text:tab/>10/20/2021<text:tab/>06:00pm</text:p>
      <text:p text:style-name="P7"/>
      <text:p text:style-name="P7">Team A vs Team B<text:tab/><text:tab/>Baseball Field <text:tab/><text:tab/>10/22/2021<text:tab/>05:00pm</text:p>
      <text:p text:style-name="P7">Team E vs Team F <text:tab/><text:tab/>Softball Field<text:tab/><text:tab/>10/22/2021<text:tab/>06:00pm</text:p>
      <text:p text:style-name="P7"/>
      <text:p text:style-name="P7">Team C vs Team D<text:tab/><text:tab/>Baseball Field<text:tab/><text:tab/>10/25/2021<text:tab/>05:00pm</text:p>
      <text:p text:style-name="P7"/>
      <text:p text:style-name="P7">Team C vs Team D<text:tab/><text:tab/>Baseball Field<text:tab/><text:tab/>10/27/2021<text:tab/>05:00pm</text:p>
      <text:p text:style-name="P7">Team E vs Team F<text:tab/><text:tab/>Softball Field<text:tab/><text:tab/>10/27/2021<text:tab/>06:00pm</text:p>
      <text:p text:style-name="P7"/>
      <text:p text:style-name="P7">Closing Ceremonies <text:tab/><text:tab/>Baseball Field<text:tab/><text:tab/>10/30/2021<text:tab/>08:00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2:50:39.160000000</meta:creation-date>
    <dc:date>2020-12-29T08:08:14.141000000</dc:date>
    <meta:editing-duration>PT10M30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6" meta:paragraph-count="133" meta:word-count="1186" meta:character-count="7003" meta:non-whitespace-character-count="5579"/>
  </office:meta>
</office:document-meta>
</file>